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A6A6A6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36">
      <style:table-cell-properties fo:border="thin solid #000000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1.2065cm"/>
    </style:style>
    <style:style style:name="co4" style:family="table-column">
      <style:table-column-properties fo:break-before="auto" style:column-width="1.375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draw:fill="none" draw:stroke="solid" svg:stroke-width="0.00694in" svg:stroke-color="#000000" draw:marker-end="a12" svg:stroke-opacity="100%" draw:stroke-linejoin="miter" svg:stroke-linecap="butt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">
      <style:graphic-properties draw:fill="none" draw:stroke="solid" svg:stroke-width="0.00694in" svg:stroke-color="#000000" draw:marker-end="a5" svg:stroke-opacity="100%" draw:stroke-linejoin="miter" svg:stroke-linecap="butt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1" table:number-columns-repeated="16380" table:default-cell-style-name="ce1"/>
        <table:table-row table:style-name="ro1">
          <table:table-cell/>
          <table:table-cell table:number-columns-repeated="2" table:style-name="ce1"/>
          <table:table-cell table:style-name="ce2"/>
          <table:table-cell office:value-type="string" table:number-columns-spanned="7" table:number-rows-spanned="1" table:style-name="ce14">
            <text:p>k</text:p>
          </table:table-cell>
          <table:covered-table-cell table:number-columns-repeated="6"/>
          <table:table-cell table:number-columns-repeated="16373"/>
        </table:table-row>
        <table:table-row table:style-name="ro1">
          <table:table-cell/>
          <table:table-cell office:value-type="string" table:style-name="ce4">
            <text:p>n</text:p>
          </table:table-cell>
          <table:table-cell office:value-type="string" table:style-name="ce5">
            <text:p>f(n)</text:p>
          </table:table-cell>
          <table:table-cell table:style-name="ce2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" table:style-name="ce4">
            <text:p>0</text:p>
          </table:table-cell>
          <table:table-cell office:value-type="float" office:value="1" table:style-name="ce6">
            <text:p>1</text:p>
          </table:table-cell>
          <table:table-cell table:style-name="ce7"/>
          <table:table-cell office:value-type="float" office:value="1" table:formula="of:=[.$C3]*COS(2*PI()/12*[.$B3]*[.E$2])" table:style-name="ce8">
            <text:p>1,000</text:p>
          </table:table-cell>
          <table:table-cell office:value-type="float" office:value="1" table:formula="of:=[.$C3]*COS(2*PI()/12*[.$B3]*[.F$2])" table:style-name="ce8">
            <text:p>1,000</text:p>
          </table:table-cell>
          <table:table-cell office:value-type="float" office:value="1" table:formula="of:=[.$C3]*COS(2*PI()/12*[.$B3]*[.G$2])" table:style-name="ce8">
            <text:p>1,000</text:p>
          </table:table-cell>
          <table:table-cell office:value-type="float" office:value="1" table:formula="of:=[.$C3]*COS(2*PI()/12*[.$B3]*[.H$2])" table:style-name="ce8">
            <text:p>1,000</text:p>
          </table:table-cell>
          <table:table-cell office:value-type="float" office:value="1" table:formula="of:=[.$C3]*COS(2*PI()/12*[.$B3]*[.I$2])" table:style-name="ce8">
            <text:p>1,000</text:p>
          </table:table-cell>
          <table:table-cell office:value-type="float" office:value="1" table:formula="of:=[.$C3]*COS(2*PI()/12*[.$B3]*[.J$2])" table:style-name="ce8">
            <text:p>1,000</text:p>
          </table:table-cell>
          <table:table-cell office:value-type="float" office:value="1" table:formula="of:=[.$C3]*COS(2*PI()/12*[.$B3]*[.K$2])" table:style-name="ce8">
            <text:p>1,00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office:value-type="float" office:value="1" table:style-name="ce6">
            <text:p>1</text:p>
          </table:table-cell>
          <table:table-cell table:style-name="ce7"/>
          <table:table-cell office:value-type="float" office:value="1" table:formula="of:=[.$C4]*COS(2*PI()/12*[.$B4]*[.E$2])" table:style-name="ce8">
            <text:p>1,000</text:p>
          </table:table-cell>
          <table:table-cell office:value-type="float" office:value="0.86602540378443871" table:formula="of:=[.$C4]*COS(2*PI()/12*[.$B4]*[.F$2])" table:style-name="ce8">
            <text:p>0,866</text:p>
          </table:table-cell>
          <table:table-cell office:value-type="float" office:value="0.50000000000000011" table:formula="of:=[.$C4]*COS(2*PI()/12*[.$B4]*[.G$2])" table:style-name="ce8">
            <text:p>0,500</text:p>
          </table:table-cell>
          <table:table-cell office:value-type="float" office:value="6.1257422745431001E-17" table:formula="of:=[.$C4]*COS(2*PI()/12*[.$B4]*[.H$2])" table:style-name="ce8">
            <text:p>0,000</text:p>
          </table:table-cell>
          <table:table-cell office:value-type="float" office:value="-0.49999999999999978" table:formula="of:=[.$C4]*COS(2*PI()/12*[.$B4]*[.I$2])" table:style-name="ce8">
            <text:p>-0,500</text:p>
          </table:table-cell>
          <table:table-cell office:value-type="float" office:value="-0.86602540378443849" table:formula="of:=[.$C4]*COS(2*PI()/12*[.$B4]*[.J$2])" table:style-name="ce8">
            <text:p>-0,866</text:p>
          </table:table-cell>
          <table:table-cell office:value-type="float" office:value="-1" table:formula="of:=[.$C4]*COS(2*PI()/12*[.$B4]*[.K$2])" table:style-name="ce8">
            <text:p>-1,00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office:value-type="float" office:value="1" table:style-name="ce6">
            <text:p>1</text:p>
          </table:table-cell>
          <table:table-cell table:style-name="ce7"/>
          <table:table-cell office:value-type="float" office:value="1" table:formula="of:=[.$C5]*COS(2*PI()/12*[.$B5]*[.E$2])" table:style-name="ce8">
            <text:p>1,000</text:p>
          </table:table-cell>
          <table:table-cell office:value-type="float" office:value="0.50000000000000011" table:formula="of:=[.$C5]*COS(2*PI()/12*[.$B5]*[.F$2])" table:style-name="ce8">
            <text:p>0,500</text:p>
          </table:table-cell>
          <table:table-cell office:value-type="float" office:value="-0.49999999999999978" table:formula="of:=[.$C5]*COS(2*PI()/12*[.$B5]*[.G$2])" table:style-name="ce8">
            <text:p>-0,500</text:p>
          </table:table-cell>
          <table:table-cell office:value-type="float" office:value="-1" table:formula="of:=[.$C5]*COS(2*PI()/12*[.$B5]*[.H$2])" table:style-name="ce8">
            <text:p>-1,000</text:p>
          </table:table-cell>
          <table:table-cell office:value-type="float" office:value="-0.50000000000000044" table:formula="of:=[.$C5]*COS(2*PI()/12*[.$B5]*[.I$2])" table:style-name="ce8">
            <text:p>-0,500</text:p>
          </table:table-cell>
          <table:table-cell office:value-type="float" office:value="0.49999999999999933" table:formula="of:=[.$C5]*COS(2*PI()/12*[.$B5]*[.J$2])" table:style-name="ce8">
            <text:p>0,500</text:p>
          </table:table-cell>
          <table:table-cell office:value-type="float" office:value="1" table:formula="of:=[.$C5]*COS(2*PI()/12*[.$B5]*[.K$2])" table:style-name="ce8">
            <text:p>1,00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office:value-type="float" office:value="-1" table:style-name="ce6">
            <text:p>-1</text:p>
          </table:table-cell>
          <table:table-cell table:style-name="ce7"/>
          <table:table-cell office:value-type="float" office:value="-1" table:formula="of:=[.$C6]*COS(2*PI()/12*[.$B6]*[.E$2])" table:style-name="ce8">
            <text:p>-1,000</text:p>
          </table:table-cell>
          <table:table-cell office:value-type="float" office:value="-6.1257422745431001E-17" table:formula="of:=[.$C6]*COS(2*PI()/12*[.$B6]*[.F$2])" table:style-name="ce8">
            <text:p>0,000</text:p>
          </table:table-cell>
          <table:table-cell office:value-type="float" office:value="1" table:formula="of:=[.$C6]*COS(2*PI()/12*[.$B6]*[.G$2])" table:style-name="ce8">
            <text:p>1,000</text:p>
          </table:table-cell>
          <table:table-cell office:value-type="float" office:value="1.83772268236293E-16" table:formula="of:=[.$C6]*COS(2*PI()/12*[.$B6]*[.H$2])" table:style-name="ce8">
            <text:p>0,000</text:p>
          </table:table-cell>
          <table:table-cell office:value-type="float" office:value="-1" table:formula="of:=[.$C6]*COS(2*PI()/12*[.$B6]*[.I$2])" table:style-name="ce8">
            <text:p>-1,000</text:p>
          </table:table-cell>
          <table:table-cell office:value-type="float" office:value="-3.06287113727155E-16" table:formula="of:=[.$C6]*COS(2*PI()/12*[.$B6]*[.J$2])" table:style-name="ce8">
            <text:p>0,000</text:p>
          </table:table-cell>
          <table:table-cell office:value-type="float" office:value="1" table:formula="of:=[.$C6]*COS(2*PI()/12*[.$B6]*[.K$2])" table:style-name="ce8">
            <text:p>1,00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office:value-type="float" office:value="-1" table:style-name="ce6">
            <text:p>-1</text:p>
          </table:table-cell>
          <table:table-cell table:style-name="ce7"/>
          <table:table-cell office:value-type="float" office:value="-1" table:formula="of:=[.$C7]*COS(2*PI()/12*[.$B7]*[.E$2])" table:style-name="ce8">
            <text:p>-1,000</text:p>
          </table:table-cell>
          <table:table-cell office:value-type="float" office:value="0.49999999999999978" table:formula="of:=[.$C7]*COS(2*PI()/12*[.$B7]*[.F$2])" table:style-name="ce8">
            <text:p>0,500</text:p>
          </table:table-cell>
          <table:table-cell office:value-type="float" office:value="0.50000000000000044" table:formula="of:=[.$C7]*COS(2*PI()/12*[.$B7]*[.G$2])" table:style-name="ce8">
            <text:p>0,500</text:p>
          </table:table-cell>
          <table:table-cell office:value-type="float" office:value="-1" table:formula="of:=[.$C7]*COS(2*PI()/12*[.$B7]*[.H$2])" table:style-name="ce8">
            <text:p>-1,000</text:p>
          </table:table-cell>
          <table:table-cell office:value-type="float" office:value="0.49999999999999922" table:formula="of:=[.$C7]*COS(2*PI()/12*[.$B7]*[.I$2])" table:style-name="ce8">
            <text:p>0,500</text:p>
          </table:table-cell>
          <table:table-cell office:value-type="float" office:value="0.50000000000000133" table:formula="of:=[.$C7]*COS(2*PI()/12*[.$B7]*[.J$2])" table:style-name="ce8">
            <text:p>0,500</text:p>
          </table:table-cell>
          <table:table-cell office:value-type="float" office:value="-1" table:formula="of:=[.$C7]*COS(2*PI()/12*[.$B7]*[.K$2])" table:style-name="ce8">
            <text:p>-1,00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" table:style-name="ce4">
            <text:p>5</text:p>
          </table:table-cell>
          <table:table-cell office:value-type="float" office:value="-1" table:style-name="ce6">
            <text:p>-1</text:p>
          </table:table-cell>
          <table:table-cell table:style-name="ce7"/>
          <table:table-cell office:value-type="float" office:value="-1" table:formula="of:=[.$C8]*COS(2*PI()/12*[.$B8]*[.E$2])" table:style-name="ce8">
            <text:p>-1,000</text:p>
          </table:table-cell>
          <table:table-cell office:value-type="float" office:value="0.86602540378443849" table:formula="of:=[.$C8]*COS(2*PI()/12*[.$B8]*[.F$2])" table:style-name="ce8">
            <text:p>0,866</text:p>
          </table:table-cell>
          <table:table-cell office:value-type="float" office:value="-0.49999999999999933" table:formula="of:=[.$C8]*COS(2*PI()/12*[.$B8]*[.G$2])" table:style-name="ce8">
            <text:p>-0,500</text:p>
          </table:table-cell>
          <table:table-cell office:value-type="float" office:value="-1.1944655334272802E-15" table:formula="of:=[.$C8]*COS(2*PI()/12*[.$B8]*[.H$2])" table:style-name="ce8">
            <text:p>0,000</text:p>
          </table:table-cell>
          <table:table-cell office:value-type="float" office:value="0.50000000000000133" table:formula="of:=[.$C8]*COS(2*PI()/12*[.$B8]*[.I$2])" table:style-name="ce8">
            <text:p>0,500</text:p>
          </table:table-cell>
          <table:table-cell office:value-type="float" office:value="-0.86602540378443915" table:formula="of:=[.$C8]*COS(2*PI()/12*[.$B8]*[.J$2])" table:style-name="ce8">
            <text:p>-0,866</text:p>
          </table:table-cell>
          <table:table-cell office:value-type="float" office:value="1" table:formula="of:=[.$C8]*COS(2*PI()/12*[.$B8]*[.K$2])" table:style-name="ce8">
            <text:p>1,00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office:value-type="float" office:value="-1" table:style-name="ce6">
            <text:p>-1</text:p>
          </table:table-cell>
          <table:table-cell table:style-name="ce7"/>
          <table:table-cell office:value-type="float" office:value="-1" table:formula="of:=[.$C9]*COS(2*PI()/12*[.$B9]*[.E$2])" table:style-name="ce8">
            <text:p>-1,000</text:p>
          </table:table-cell>
          <table:table-cell office:value-type="float" office:value="1" table:formula="of:=[.$C9]*COS(2*PI()/12*[.$B9]*[.F$2])" table:style-name="ce8">
            <text:p>1,000</text:p>
          </table:table-cell>
          <table:table-cell office:value-type="float" office:value="-1" table:formula="of:=[.$C9]*COS(2*PI()/12*[.$B9]*[.G$2])" table:style-name="ce8">
            <text:p>-1,000</text:p>
          </table:table-cell>
          <table:table-cell office:value-type="float" office:value="1" table:formula="of:=[.$C9]*COS(2*PI()/12*[.$B9]*[.H$2])" table:style-name="ce8">
            <text:p>1,000</text:p>
          </table:table-cell>
          <table:table-cell office:value-type="float" office:value="-1" table:formula="of:=[.$C9]*COS(2*PI()/12*[.$B9]*[.I$2])" table:style-name="ce8">
            <text:p>-1,000</text:p>
          </table:table-cell>
          <table:table-cell office:value-type="float" office:value="1" table:formula="of:=[.$C9]*COS(2*PI()/12*[.$B9]*[.J$2])" table:style-name="ce8">
            <text:p>1,000</text:p>
          </table:table-cell>
          <table:table-cell office:value-type="float" office:value="-1" table:formula="of:=[.$C9]*COS(2*PI()/12*[.$B9]*[.K$2])" table:style-name="ce8">
            <text:p>-1,00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7" table:style-name="ce4">
            <text:p>7</text:p>
          </table:table-cell>
          <table:table-cell office:value-type="float" office:value="-1" table:style-name="ce6">
            <text:p>-1</text:p>
          </table:table-cell>
          <table:table-cell table:style-name="ce7"/>
          <table:table-cell office:value-type="float" office:value="-1" table:formula="of:=[.$C10]*COS(2*PI()/12*[.$B10]*[.E$2])" table:style-name="ce8">
            <text:p>-1,000</text:p>
          </table:table-cell>
          <table:table-cell office:value-type="float" office:value="0.86602540378443882" table:formula="of:=[.$C10]*COS(2*PI()/12*[.$B10]*[.F$2])" table:style-name="ce8">
            <text:p>0,866</text:p>
          </table:table-cell>
          <table:table-cell office:value-type="float" office:value="-0.50000000000000056" table:formula="of:=[.$C10]*COS(2*PI()/12*[.$B10]*[.G$2])" table:style-name="ce8">
            <text:p>-0,500</text:p>
          </table:table-cell>
          <table:table-cell office:value-type="float" office:value="4.28801959218017E-16" table:formula="of:=[.$C10]*COS(2*PI()/12*[.$B10]*[.H$2])" table:style-name="ce8">
            <text:p>0,000</text:p>
          </table:table-cell>
          <table:table-cell office:value-type="float" office:value="0.499999999999999" table:formula="of:=[.$C10]*COS(2*PI()/12*[.$B10]*[.I$2])" table:style-name="ce8">
            <text:p>0,500</text:p>
          </table:table-cell>
          <table:table-cell office:value-type="float" office:value="-0.8660254037844386" table:formula="of:=[.$C10]*COS(2*PI()/12*[.$B10]*[.J$2])" table:style-name="ce8">
            <text:p>-0,866</text:p>
          </table:table-cell>
          <table:table-cell office:value-type="float" office:value="1" table:formula="of:=[.$C10]*COS(2*PI()/12*[.$B10]*[.K$2])" table:style-name="ce8">
            <text:p>1,00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office:value-type="float" office:value="-1" table:style-name="ce6">
            <text:p>-1</text:p>
          </table:table-cell>
          <table:table-cell table:style-name="ce7"/>
          <table:table-cell office:value-type="float" office:value="-1" table:formula="of:=[.$C11]*COS(2*PI()/12*[.$B11]*[.E$2])" table:style-name="ce8">
            <text:p>-1,000</text:p>
          </table:table-cell>
          <table:table-cell office:value-type="float" office:value="0.50000000000000044" table:formula="of:=[.$C11]*COS(2*PI()/12*[.$B11]*[.F$2])" table:style-name="ce8">
            <text:p>0,500</text:p>
          </table:table-cell>
          <table:table-cell office:value-type="float" office:value="0.49999999999999922" table:formula="of:=[.$C11]*COS(2*PI()/12*[.$B11]*[.G$2])" table:style-name="ce8">
            <text:p>0,500</text:p>
          </table:table-cell>
          <table:table-cell office:value-type="float" office:value="-1" table:formula="of:=[.$C11]*COS(2*PI()/12*[.$B11]*[.H$2])" table:style-name="ce8">
            <text:p>-1,000</text:p>
          </table:table-cell>
          <table:table-cell office:value-type="float" office:value="0.50000000000000155" table:formula="of:=[.$C11]*COS(2*PI()/12*[.$B11]*[.I$2])" table:style-name="ce8">
            <text:p>0,500</text:p>
          </table:table-cell>
          <table:table-cell office:value-type="float" office:value="0.49999999999999722" table:formula="of:=[.$C11]*COS(2*PI()/12*[.$B11]*[.J$2])" table:style-name="ce8">
            <text:p>0,500</text:p>
          </table:table-cell>
          <table:table-cell office:value-type="float" office:value="-1" table:formula="of:=[.$C11]*COS(2*PI()/12*[.$B11]*[.K$2])" table:style-name="ce8">
            <text:p>-1,00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9" table:style-name="ce4">
            <text:p>9</text:p>
          </table:table-cell>
          <table:table-cell office:value-type="float" office:value="1" table:style-name="ce6">
            <text:p>1</text:p>
          </table:table-cell>
          <table:table-cell table:style-name="ce7"/>
          <table:table-cell office:value-type="float" office:value="1" table:formula="of:=[.$C12]*COS(2*PI()/12*[.$B12]*[.E$2])" table:style-name="ce8">
            <text:p>1,000</text:p>
          </table:table-cell>
          <table:table-cell office:value-type="float" office:value="-1.83772268236293E-16" table:formula="of:=[.$C12]*COS(2*PI()/12*[.$B12]*[.F$2])" table:style-name="ce8">
            <text:p>0,000</text:p>
          </table:table-cell>
          <table:table-cell office:value-type="float" office:value="-1" table:formula="of:=[.$C12]*COS(2*PI()/12*[.$B12]*[.G$2])" table:style-name="ce8">
            <text:p>-1,000</text:p>
          </table:table-cell>
          <table:table-cell office:value-type="float" office:value="5.51316804708879E-16" table:formula="of:=[.$C12]*COS(2*PI()/12*[.$B12]*[.H$2])" table:style-name="ce8">
            <text:p>0,000</text:p>
          </table:table-cell>
          <table:table-cell office:value-type="float" office:value="1" table:formula="of:=[.$C12]*COS(2*PI()/12*[.$B12]*[.I$2])" table:style-name="ce8">
            <text:p>1,000</text:p>
          </table:table-cell>
          <table:table-cell office:value-type="float" office:value="-2.6952181805817155E-15" table:formula="of:=[.$C12]*COS(2*PI()/12*[.$B12]*[.J$2])" table:style-name="ce8">
            <text:p>0,000</text:p>
          </table:table-cell>
          <table:table-cell office:value-type="float" office:value="-1" table:formula="of:=[.$C12]*COS(2*PI()/12*[.$B12]*[.K$2])" table:style-name="ce8">
            <text:p>-1,00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0" table:style-name="ce4">
            <text:p>10</text:p>
          </table:table-cell>
          <table:table-cell office:value-type="float" office:value="1" table:style-name="ce6">
            <text:p>1</text:p>
          </table:table-cell>
          <table:table-cell table:style-name="ce7"/>
          <table:table-cell office:value-type="float" office:value="1" table:formula="of:=[.$C13]*COS(2*PI()/12*[.$B13]*[.E$2])" table:style-name="ce8">
            <text:p>1,000</text:p>
          </table:table-cell>
          <table:table-cell office:value-type="float" office:value="0.49999999999999933" table:formula="of:=[.$C13]*COS(2*PI()/12*[.$B13]*[.F$2])" table:style-name="ce8">
            <text:p>0,500</text:p>
          </table:table-cell>
          <table:table-cell office:value-type="float" office:value="-0.50000000000000133" table:formula="of:=[.$C13]*COS(2*PI()/12*[.$B13]*[.G$2])" table:style-name="ce8">
            <text:p>-0,500</text:p>
          </table:table-cell>
          <table:table-cell office:value-type="float" office:value="-1" table:formula="of:=[.$C13]*COS(2*PI()/12*[.$B13]*[.H$2])" table:style-name="ce8">
            <text:p>-1,000</text:p>
          </table:table-cell>
          <table:table-cell office:value-type="float" office:value="-0.49999999999999722" table:formula="of:=[.$C13]*COS(2*PI()/12*[.$B13]*[.I$2])" table:style-name="ce8">
            <text:p>-0,500</text:p>
          </table:table-cell>
          <table:table-cell office:value-type="float" office:value="0.50000000000000189" table:formula="of:=[.$C13]*COS(2*PI()/12*[.$B13]*[.J$2])" table:style-name="ce8">
            <text:p>0,500</text:p>
          </table:table-cell>
          <table:table-cell office:value-type="float" office:value="1" table:formula="of:=[.$C13]*COS(2*PI()/12*[.$B13]*[.K$2])" table:style-name="ce8">
            <text:p>1,00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1" table:style-name="ce4">
            <text:p>11</text:p>
          </table:table-cell>
          <table:table-cell office:value-type="float" office:value="1" table:style-name="ce6">
            <text:p>1</text:p>
          </table:table-cell>
          <table:table-cell table:style-name="ce7"/>
          <table:table-cell office:value-type="float" office:value="1" table:formula="of:=[.$C14]*COS(2*PI()/12*[.$B14]*[.E$2])" table:style-name="ce8">
            <text:p>1,000</text:p>
          </table:table-cell>
          <table:table-cell office:value-type="float" office:value="0.86602540378443837" table:formula="of:=[.$C14]*COS(2*PI()/12*[.$B14]*[.F$2])" table:style-name="ce8">
            <text:p>0,866</text:p>
          </table:table-cell>
          <table:table-cell office:value-type="float" office:value="0.49999999999999911" table:formula="of:=[.$C14]*COS(2*PI()/12*[.$B14]*[.G$2])" table:style-name="ce8">
            <text:p>0,500</text:p>
          </table:table-cell>
          <table:table-cell office:value-type="float" office:value="-2.4501884895999915E-15" table:formula="of:=[.$C14]*COS(2*PI()/12*[.$B14]*[.H$2])" table:style-name="ce8">
            <text:p>0,000</text:p>
          </table:table-cell>
          <table:table-cell office:value-type="float" office:value="-0.50000000000000178" table:formula="of:=[.$C14]*COS(2*PI()/12*[.$B14]*[.I$2])" table:style-name="ce8">
            <text:p>-0,500</text:p>
          </table:table-cell>
          <table:table-cell office:value-type="float" office:value="-0.86602540378443948" table:formula="of:=[.$C14]*COS(2*PI()/12*[.$B14]*[.J$2])" table:style-name="ce8">
            <text:p>-0,866</text:p>
          </table:table-cell>
          <table:table-cell office:value-type="float" office:value="-1" table:formula="of:=[.$C14]*COS(2*PI()/12*[.$B14]*[.K$2])" table:style-name="ce8">
            <text:p>-1,000</text:p>
          </table:table-cell>
          <table:table-cell table:number-columns-repeated="16373"/>
        </table:table-row>
        <table:table-row table:style-name="ro1">
          <table:table-cell/>
          <table:table-cell table:number-columns-repeated="2" table:style-name="ce1"/>
          <table:table-cell table:number-columns-repeated="5" table:style-name="ce2"/>
          <table:table-cell table:number-columns-repeated="4" table:style-name="ce1"/>
          <table:table-cell table:style-name="ce1">
            <draw:frame draw:z-index="3" draw:id="id2" draw:style-name="a11" draw:name="Textfeld 5" svg:x="0.72917in" svg:y="0.125in" svg:width="2.57292in" svg:height="0.625in">
              <draw:text-box>
                <text:p text:style-name="a10" text:class-names="" text:cond-style-name=""><text:span text:style-name="a7" text:class-names="">Die Zeile<text:s text:c="1"/></text:span><text:span text:style-name="a8" text:class-names="">A(k)<text:s text:c="1"/></text:span><text:span text:style-name="a9" text:class-names="">enthält die gesuchten Amplituden der Cosinus-Anteile</text:span></text:p>
              </draw:text-box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/>
          <table:table-cell table:number-columns-repeated="2" table:style-name="ce1"/>
          <table:table-cell office:value-type="string" table:style-name="ce9">
            <text:p>C(k)</text:p>
          </table:table-cell>
          <table:table-cell office:value-type="float" office:value="12" table:formula="of:=([.$B14]+1)" table:style-name="ce9">
            <text:p>12</text:p>
          </table:table-cell>
          <table:table-cell office:value-type="float" office:value="6" table:formula="of:=([.$B14]+1)/2" table:style-name="ce9">
            <text:p>6</text:p>
          </table:table-cell>
          <table:table-cell office:value-type="float" office:value="6" table:formula="of:=([.$B14]+1)/2" table:style-name="ce9">
            <text:p>6</text:p>
          </table:table-cell>
          <table:table-cell office:value-type="float" office:value="6" table:formula="of:=([.$B14]+1)/2" table:style-name="ce9">
            <text:p>6</text:p>
          </table:table-cell>
          <table:table-cell office:value-type="float" office:value="6" table:formula="of:=([.$B14]+1)/2" table:style-name="ce9">
            <text:p>6</text:p>
          </table:table-cell>
          <table:table-cell office:value-type="float" office:value="6" table:formula="of:=([.$B14]+1)/2" table:style-name="ce9">
            <text:p>6</text:p>
          </table:table-cell>
          <table:table-cell office:value-type="float" office:value="12" table:formula="of:=([.$B14]+1)" table:style-name="ce9">
            <text:p>12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10"/>
          <table:table-cell office:value-type="string" table:style-name="ce11">
            <text:p>A(k)</text:p>
          </table:table-cell>
          <table:table-cell office:value-type="float" office:value="0" table:formula="of:=SUM([.E3:.E14])/[.E16]" table:style-name="ce12">
            <text:p>0,000</text:p>
          </table:table-cell>
          <table:table-cell office:value-type="float" office:value="1.2440169358562922" table:formula="of:=SUM([.F3:.F14])/[.F16]" table:style-name="ce12">
            <text:p>1,244</text:p>
          </table:table-cell>
          <table:table-cell office:value-type="float" office:value="-4.4408920985006262E-16" table:formula="of:=SUM([.G3:.G14])/[.G16]" table:style-name="ce12">
            <text:p>0,000</text:p>
          </table:table-cell>
          <table:table-cell office:value-type="float" office:value="-0.33333333333333376" table:formula="of:=SUM([.H3:.H14])/[.H16]" table:style-name="ce12">
            <text:p>-0,333</text:p>
          </table:table-cell>
          <table:table-cell office:value-type="float" office:value="3.1456319031046104E-16" table:formula="of:=SUM([.I3:.I14])/[.I16]" table:style-name="ce12">
            <text:p>0,000</text:p>
          </table:table-cell>
          <table:table-cell office:value-type="float" office:value="8.9316397477040191E-2" table:formula="of:=SUM([.J3:.J14])/[.J16]" table:style-name="ce12">
            <text:p>0,089</text:p>
          </table:table-cell>
          <table:table-cell office:value-type="float" office:value="0" table:formula="of:=SUM([.K3:.K14])/[.K16]" table:style-name="ce12">
            <text:p>0,000</text:p>
          </table:table-cell>
          <table:table-cell table:style-name="ce1">
            <draw:connector draw:type="line" svg:x1="1.55208in" svg:y1="0.07292in" svg:x2="0.55208in" svg:y2="0.07292in" draw:z-index="4" draw:id="id3" draw:style-name="a13" draw:name="Gerade Verbindung mit Pfeil 6">
              <svg:title/>
              <svg:desc/>
            </draw:connector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76" table:style-name="ce1"/>
        </table:table-row>
        <table:table-row table:style-name="ro1">
          <table:table-cell table:number-columns-repeated="2"/>
          <table:table-cell table:style-name="ce1">
            <draw:connector draw:type="line" svg:x1="0.26042in" svg:y1="0.75in" svg:x2="0.26042in" svg:y2="0.13542in" draw:z-index="2" draw:id="id1" draw:style-name="a6" draw:name="Gerade Verbindung mit Pfeil 3">
              <svg:title/>
              <svg:desc/>
            </draw:connector>
          </table:table-cell>
          <table:table-cell table:style-name="ce2"/>
          <table:table-cell table:style-name="ce1"/>
          <table:table-cell table:style-name="ce13"/>
          <table:table-cell table:style-name="ce1"/>
          <table:table-cell table:style-name="ce13"/>
          <table:table-cell table:style-name="ce1"/>
          <table:table-cell table:style-name="ce13"/>
          <table:table-cell table:number-columns-repeated="16374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/>
          <table:table-cell table:style-name="ce1">
            <draw:frame draw:z-index="1" draw:id="id0" draw:style-name="a4" draw:name="Textfeld 1" svg:x="0.04167in" svg:y="0.02083in" svg:width="2.67708in" svg:height="0.59375in">
              <draw:text-box>
                <text:p text:style-name="a3" text:class-names="" text:cond-style-name=""><text:span text:style-name="a0" text:class-names="">In der Spalte<text:s text:c="1"/></text:span><text:span text:style-name="a1" text:class-names="">f(n)</text:span><text:span text:style-name="a2" text:class-names=""><text:s text:c="1"/>12 Abtastwerte der zu analysierenden Funktion eintragen</text:span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2" svg:viewBox="0 0 20 30" svg:d="m10 0-10 30h20z"/>
    <draw:marker draw:name="a5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WG</meta:initial-creator>
    <dc:creator>aazat</dc:creator>
    <meta:creation-date>2018-07-24T11:37:48Z</meta:creation-date>
    <dc:date>2020-11-05T17:14:34Z</dc:date>
    <meta:editing-duration>PT0S</meta:editing-duration>
  </office:meta>
</office:document-meta>
</file>